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System Font Regular" svg:font-family="System Font Regular" style:font-family-generic="roman"/>
    <style:font-face style:name="Verdana, Arial, Helvetica, sans" svg:font-family="Verdana, Arial, Helvetica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stem Font Regular"/>
      </text:list-level-style-bullet>
      <text:list-level-style-bullet text:level="2" text:style-name="WW_CharLFO3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stem Font Regular"/>
      </text:list-level-style-bullet>
      <text:list-level-style-bullet text:level="3" text:style-name="WW_CharLFO3LVL3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stem Font Regular"/>
      </text:list-level-style-bullet>
      <text:list-level-style-bullet text:level="4" text:style-name="WW_CharLFO3LVL4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stem Font Regular"/>
      </text:list-level-style-bullet>
      <text:list-level-style-bullet text:level="5" text:style-name="WW_CharLFO3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stem Font Regular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stem Font Regular"/>
      </text:list-level-style-bullet>
      <text:list-level-style-bullet text:level="7" text:style-name="WW_CharLFO3LVL7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stem Font Regular"/>
      </text:list-level-style-bullet>
      <text:list-level-style-bullet text:level="8" text:style-name="WW_CharLFO3LVL8" text:bullet-char="–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stem Font Regular"/>
      </text:list-level-style-bullet>
      <text:list-level-style-bullet text:level="9" text:style-name="WW_CharLFO3LVL9" text:bullet-char="–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stem Font Regular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2" style:family="paragraph"/>
    <style:style style:name="P17" style:parent-style-name="Standard" style:list-style-name="LFO1" style:family="paragraph"/>
    <style:style style:name="T18" style:parent-style-name="Policepardéfaut" style:family="text">
      <style:text-properties style:font-name="Verdana, Arial, Helvetica, sans" fo:color="#333333" fo:font-size="9pt" style:font-size-asian="9pt"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Standard" style:list-style-name="LFO1" style:family="paragraph"/>
    <style:style style:name="P21" style:parent-style-name="Standard" style:list-style-name="LFO1" style:family="paragraph">
      <style:text-properties fo:language="en" fo:country="US"/>
    </style:style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>
      <style:text-properties fo:language="en" fo:country="US"/>
    </style:style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>
      <style:text-properties fo:language="en" fo:country="US"/>
    </style:style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/>
    <style:style style:name="P54" style:parent-style-name="Standard" style:list-style-name="LFO1" style:family="paragraph"/>
    <style:style style:name="P55" style:parent-style-name="Standard" style:list-style-name="LFO1" style:family="paragraph"/>
    <style:style style:name="P56" style:parent-style-name="Standard" style:list-style-name="LFO1" style:family="paragraph"/>
    <style:style style:name="P57" style:parent-style-name="Standard" style:list-style-name="LFO1" style:family="paragraph">
      <style:text-properties fo:language="en" fo:country="US"/>
    </style:style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>
      <style:text-properties fo:language="en" fo:country="US"/>
    </style:style>
    <style:style style:name="P67" style:parent-style-name="Standard" style:list-style-name="LFO1" style:family="paragraph">
      <style:text-properties fo:language="en" fo:country="US"/>
    </style:style>
    <style:style style:name="P68" style:parent-style-name="Standard" style:list-style-name="LFO1" style:family="paragraph"/>
    <style:style style:name="P69" style:parent-style-name="Standard" style:list-style-name="LFO1" style:family="paragraph">
      <style:text-properties fo:language="en" fo:country="US"/>
    </style:style>
    <style:style style:name="P70" style:parent-style-name="Standard" style:list-style-name="LFO1" style:family="paragraph">
      <style:text-properties fo:language="en" fo:country="US"/>
    </style:style>
    <style:style style:name="P71" style:parent-style-name="Standard" style:list-style-name="LFO1" style:family="paragraph"/>
    <style:style style:name="P72" style:parent-style-name="Standard" style:family="paragraph">
      <style:text-properties fo:language="fr" fo:country="FR"/>
    </style:style>
    <style:style style:name="P73" style:parent-style-name="Standard" style:list-style-name="LFO3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74" style:parent-style-name="Standard" style:list-style-name="LFO3" style:family="paragraph"/>
    <style:style style:name="T75" style:parent-style-name="Policepardéfaut" style:family="text">
      <style:text-properties fo:language="en" fo:country="US"/>
    </style:style>
    <style:style style:name="P76" style:parent-style-name="Standard" style:list-style-name="LFO3" style:family="paragraph">
      <style:text-properties fo:language="en" fo:country="US"/>
    </style:style>
    <style:style style:name="P77" style:parent-style-name="Standard" style:list-style-name="LFO3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78" style:parent-style-name="Standard" style:list-style-name="LFO3" style:family="paragraph">
      <style:text-properties fo:language="en" fo:country="US"/>
    </style:style>
    <style:style style:name="P79" style:parent-style-name="Standard" style:list-style-name="LFO3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80" style:parent-style-name="Standard" style:list-style-name="LFO3" style:family="paragraph"/>
    <style:style style:name="T81" style:parent-style-name="Policepardéfaut" style:family="text">
      <style:text-properties fo:language="en" fo:country="US"/>
    </style:style>
    <style:style style:name="P82" style:parent-style-name="Standard" style:list-style-name="LFO3" style:family="paragraph"/>
    <style:style style:name="T83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84" style:parent-style-name="Standard" style:list-style-name="LFO3" style:family="paragraph">
      <style:text-properties fo:language="en" fo:country="US"/>
    </style:style>
    <style:style style:name="P85" style:parent-style-name="Standard" style:list-style-name="LFO3" style:family="paragraph">
      <style:text-properties fo:language="en" fo:country="US"/>
    </style:style>
    <style:style style:name="P86" style:parent-style-name="Standard" style:list-style-name="LFO3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</office:automatic-styles>
  <office:body>
    <office:text text:use-soft-page-breaks="true">
      <text:p text:style-name="P1">Order</text:p>
      <text:list text:style-name="LFO1" text:continue-numbering="true">
        <text:list-item>
          <text:p text:style-name="P2">title</text:p>
        </text:list-item>
        <text:list-item>
          <text:p text:style-name="P3">problematic</text:p>
        </text:list-item>
        <text:list-item>
          <text:p text:style-name="P4">explanation of theme</text:p>
        </text:list-item>
        <text:list-item>
          <text:p text:style-name="P5">existing results *2</text:p>
        </text:list-item>
        <text:list-item>
          <text:p text:style-name="P6">hypothesis as a question</text:p>
        </text:list-item>
        <text:list-item>
          <text:p text:style-name="P7">study overview</text:p>
          <text:list text:continue-numbering="true">
            <text:list-item>
              <text:p text:style-name="P8">design</text:p>
            </text:list-item>
            <text:list-item>
              <text:p text:style-name="P9">op hypo</text:p>
            </text:list-item>
            <text:list-item>
              <text:p text:style-name="P10">time course</text:p>
            </text:list-item>
          </text:list>
        </text:list-item>
        <text:list-item>
          <text:p text:style-name="P11">fmri</text:p>
          <text:list text:continue-numbering="true">
            <text:list-item>
              <text:p text:style-name="P12">fmri sequence</text:p>
            </text:list-item>
            <text:list-item>
              <text:p text:style-name="P13">regressors</text:p>
            </text:list-item>
          </text:list>
        </text:list-item>
        <text:list-item>
          <text:p text:style-name="P14">statistics</text:p>
        </text:list-item>
        <text:list-item>
          <text:p text:style-name="P15">expected<text:s/>results</text:p>
        </text:list-item>
      </text:list>
      <text:p text:style-name="Standard"/>
      <text:p text:style-name="Standard"/>
      <text:p text:style-name="Standard">Order</text:p>
      <text:list text:style-name="LFO1">
        <text:list-item text:start-value="1">
          <text:p text:style-name="P16">title</text:p>
          <text:list text:continue-numbering="true">
            <text:list-item>
              <text:p text:style-name="P17"><text:span text:style-name="T18">Hippocampal role in the interaction of semantic memory with learning and decision</text:span><text:span text:style-name="T19"><text:line-break/></text:span></text:p>
            </text:list-item>
          </text:list>
        </text:list-item>
        <text:list-item>
          <text:p text:style-name="P20">problematic</text:p>
          <text:list text:continue-numbering="true">
            <text:list-item>
              <text:p text:style-name="P21">How does semantic memory affects learning?</text:p>
            </text:list-item>
          </text:list>
        </text:list-item>
        <text:list-item>
          <text:p text:style-name="P22">explanation of theme/paradigm</text:p>
          <text:list text:continue-numbering="true">
            <text:list-item>
              <text:p text:style-name="P23">associative/transitive learning</text:p>
            </text:list-item>
          </text:list>
        </text:list-item>
        <text:list-item>
          <text:p text:style-name="P24">existing results *2</text:p>
          <text:list text:continue-numbering="true">
            <text:list-item>
              <text:p text:style-name="P25">striatum</text:p>
            </text:list-item>
            <text:list-item>
              <text:p text:style-name="P26">reactivation/RSA</text:p>
            </text:list-item>
            <text:list-item>
              <text:p text:style-name="P27">hippocampal/OFC representation of state</text:p>
            </text:list-item>
          </text:list>
        </text:list-item>
        <text:list-item>
          <text:p text:style-name="P28">hypothesis as a question</text:p>
          <text:list text:continue-numbering="true">
            <text:list-item>
              <text:p text:style-name="P29">Do preexisting semantic associations decrease hippocampal involvement in associative learning?</text:p>
            </text:list-item>
          </text:list>
        </text:list-item>
        <text:list-item>
          <text:p text:style-name="P30">study overview</text:p>
          <text:list text:continue-numbering="true">
            <text:list-item>
              <text:p text:style-name="P31">design</text:p>
              <text:list text:continue-numbering="true">
                <text:list-item>
                  <text:p text:style-name="P32">Phase 1 = SO</text:p>
                </text:list-item>
                <text:list-item>
                  <text:p text:style-name="P33">Phase 2 = OR</text:p>
                </text:list-item>
                <text:list-item>
                  <text:p text:style-name="P34">Phase 3 = distr to avoid recency effects</text:p>
                </text:list-item>
                <text:list-item>
                  <text:p text:style-name="P35">Phase 4 = S-R &amp; O-R</text:p>
                </text:list-item>
                <text:list-item>
                  <text:p text:style-name="P36">Phase 5 = Memory test</text:p>
                </text:list-item>
              </text:list>
            </text:list-item>
            <text:list-item>
              <text:p text:style-name="P37">time course</text:p>
              <text:list text:continue-numbering="true">
                <text:list-item>
                  <text:p text:style-name="P38">localizer</text:p>
                </text:list-item>
                <text:list-item>
                  <text:p text:style-name="P39">P1-5</text:p>
                </text:list-item>
              </text:list>
            </text:list-item>
          </text:list>
        </text:list-item>
        <text:list-item>
          <text:p text:style-name="P40">fmri</text:p>
          <text:list text:continue-numbering="true">
            <text:list-item>
              <text:p text:style-name="P41">fmri sequence</text:p>
              <text:list text:continue-numbering="true">
                <text:list-item>
                  <text:p text:style-name="P42">nb of slice = 50</text:p>
                </text:list-item>
                <text:list-item>
                  <text:p text:style-name="P43">Slice thickness = 3mm</text:p>
                </text:list-item>
                <text:list-item>
                  <text:p text:style-name="P44">TE = 30ms</text:p>
                </text:list-item>
                <text:list-item>
                  <text:p text:style-name="P45">TR = 2,8s</text:p>
                </text:list-item>
                <text:list-item>
                  <text:p text:style-name="P46">voxel size = 3x3x3mm</text:p>
                </text:list-item>
                <text:list-item>
                  <text:p text:style-name="P47">FoV<text:tab/><text:tab/><text:tab/>??</text:p>
                </text:list-item>
                <text:list-item>
                  <text:p text:style-name="P48">Matrix size<text:s/><text:tab/><text:tab/>??</text:p>
                </text:list-item>
                <text:list-item>
                  <text:p text:style-name="P49">iPAT grappa 2 factor<text:s/><text:tab/>??</text:p>
                </text:list-item>
                <text:list-item>
                  <text:p text:style-name="P50">slice acquisition<text:tab/>??</text:p>
                </text:list-item>
                <text:list-item>
                  <text:p text:style-name="P51">nb of<text:s/>volumes each run</text:p>
                </text:list-item>
              </text:list>
            </text:list-item>
            <text:list-item>
              <text:p text:style-name="P52">Regressors</text:p>
              <text:list text:continue-numbering="true">
                <text:list-item>
                  <text:p text:style-name="P53">MVPA</text:p>
                  <text:list text:continue-numbering="true">
                    <text:list-item>
                      <text:p text:style-name="P54">motor response<text:tab/>??</text:p>
                    </text:list-item>
                    <text:list-item>
                      <text:p text:style-name="P55">RT<text:tab/><text:tab/><text:tab/>??</text:p>
                    </text:list-item>
                    <text:list-item>
                      <text:p text:style-name="P56">correstness<text:tab/><text:tab/>??</text:p>
                    </text:list-item>
                    <text:list-item>
                      <text:p text:style-name="P57">1 for each picture (in each condition?)</text:p>
                    </text:list-item>
                  </text:list>
                </text:list-item>
                <text:list-item>
                  <text:p text:style-name="P58">uni</text:p>
                  <text:list text:continue-numbering="true">
                    <text:list-item>
                      <text:p text:style-name="P59">motor response</text:p>
                    </text:list-item>
                    <text:list-item>
                      <text:p text:style-name="P60">correctness</text:p>
                    </text:list-item>
                    <text:list-item>
                      <text:p text:style-name="P61">RT</text:p>
                    </text:list-item>
                    <text:list-item>
                      <text:p text:style-name="P62">image type (semantic/not)</text:p>
                    </text:list-item>
                    <text:list-item>
                      <text:p text:style-name="P63">reward/no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statistics</text:p>
          <text:list text:continue-numbering="true">
            <text:list-item>
              <text:p text:style-name="P65">MVPA</text:p>
              <text:list text:continue-numbering="true">
                <text:list-item>
                  <text:p text:style-name="P66">train decoder on Phase 1 responses to objects</text:p>
                </text:list-item>
                <text:list-item>
                  <text:p text:style-name="P67">Test on<text:s/>phase 4 responses associated with</text:p>
                </text:list-item>
              </text:list>
            </text:list-item>
          </text:list>
        </text:list-item>
        <text:list-item>
          <text:p text:style-name="P68">expected results</text:p>
          <text:list text:continue-numbering="true">
            <text:list-item>
              <text:list>
                <text:list-item>
                  <text:p text:style-name="P69">less hippocampal involvement necessary for learning associations based on existing semantic links</text:p>
                </text:list-item>
                <text:list-item>
                  <text:p text:style-name="P70">earlier detection of scenes in object during phase 2?</text:p>
                  <text:list text:continue-numbering="true">
                    <text:list-item>
                      <text:p text:style-name="P71">because already exist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P72">hypos</text:p>
      <text:list text:style-name="LFO3" text:continue-numbering="true">
        <text:list-item>
          <text:p text:style-name="P73">Reactivation of the<text:s/>associated stim earlier<text:s/></text:p>
          <text:list text:continue-numbering="true">
            <text:list-item>
              <text:p text:style-name="P74"><text:span text:style-name="T75">asso phase</text:span></text:p>
            </text:list-item>
            <text:list-item>
              <text:p text:style-name="P76">I only need scenes for that so ok?</text:p>
            </text:list-item>
          </text:list>
        </text:list-item>
        <text:list-item>
          <text:p text:style-name="P77">Reduced functionnal connectivity hippo-striatum and hippo-OFC (because hippo not necessary anymore to recover associated stimulus state)</text:p>
          <text:list text:continue-numbering="true">
            <text:list-item>
              <text:p text:style-name="P78">Mostly reward phase and decision phase?</text:p>
            </text:list-item>
          </text:list>
        </text:list-item>
        <text:list-item>
          <text:p text:style-name="P79">Bold (a)<text:s/>hippo during Conditionning Phase doesn't predict performance, but another (semantic) region might<text:s/></text:p>
          <text:list text:continue-numbering="true">
            <text:list-item>
              <text:p text:style-name="P80"><text:span text:style-name="T81">Reward phase</text:span></text:p>
            </text:list-item>
          </text:list>
        </text:list-item>
        <text:list-item>
          <text:p text:style-name="P82"><text:span text:style-name="T83">Representational similarity might predict performance in hippo/OFC? (state encoding – not in temporal cx otherwise douple dipping)</text:span></text:p>
          <text:list text:continue-numbering="true">
            <text:list-item>
              <text:p text:style-name="P84">Asso phase nec for RSA???</text:p>
            </text:list-item>
          </text:list>
        </text:list-item>
        <text:list-item>
          <text:p text:style-name="P85">Decoding of state and stim - to think about more<text:s/></text:p>
        </text:list-item>
        <text:list-item>
          <text:p text:style-name="P86">Interaction with reward - to think about more - hippo-striatum connectivity, strengthen effect</text:p>
        </text:list-item>
      </text:list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System Font Regular" svg:font-family="System Font Regular" style:font-family-generic="roman"/>
    <style:font-face style:name="Verdana, Arial, Helvetica, sans" svg:font-family="Verdana, Arial, Helvetica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stem Font Regular"/>
    </style:style>
    <style:style style:name="WW_CharLFO3LVL2" style:family="text">
      <style:text-properties style:font-name="System Font Regular"/>
    </style:style>
    <style:style style:name="WW_CharLFO3LVL3" style:family="text">
      <style:text-properties style:font-name="System Font Regular"/>
    </style:style>
    <style:style style:name="WW_CharLFO3LVL4" style:family="text">
      <style:text-properties style:font-name="System Font Regular"/>
    </style:style>
    <style:style style:name="WW_CharLFO3LVL5" style:family="text">
      <style:text-properties style:font-name="System Font Regular"/>
    </style:style>
    <style:style style:name="WW_CharLFO3LVL6" style:family="text">
      <style:text-properties style:font-name="System Font Regular"/>
    </style:style>
    <style:style style:name="WW_CharLFO3LVL7" style:family="text">
      <style:text-properties style:font-name="System Font Regular"/>
    </style:style>
    <style:style style:name="WW_CharLFO3LVL8" style:family="text">
      <style:text-properties style:font-name="System Font Regular"/>
    </style:style>
    <style:style style:name="WW_CharLFO3LVL9" style:family="text">
      <style:text-properties style:font-name="System Font Regula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stem Font Regular"/>
      </text:list-level-style-bullet>
      <text:list-level-style-bullet text:level="2" text:style-name="WW_CharLFO3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stem Font Regular"/>
      </text:list-level-style-bullet>
      <text:list-level-style-bullet text:level="3" text:style-name="WW_CharLFO3LVL3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stem Font Regular"/>
      </text:list-level-style-bullet>
      <text:list-level-style-bullet text:level="4" text:style-name="WW_CharLFO3LVL4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stem Font Regular"/>
      </text:list-level-style-bullet>
      <text:list-level-style-bullet text:level="5" text:style-name="WW_CharLFO3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stem Font Regular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stem Font Regular"/>
      </text:list-level-style-bullet>
      <text:list-level-style-bullet text:level="7" text:style-name="WW_CharLFO3LVL7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stem Font Regular"/>
      </text:list-level-style-bullet>
      <text:list-level-style-bullet text:level="8" text:style-name="WW_CharLFO3LVL8" text:bullet-char="–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stem Font Regular"/>
      </text:list-level-style-bullet>
      <text:list-level-style-bullet text:level="9" text:style-name="WW_CharLFO3LVL9" text:bullet-char="–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stem Font Regular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orian Leprévost</dc:creator>
    <meta:creation-date>2009-04-16T11:32:00Z</meta:creation-date>
    <dc:date>2022-01-10T14:20:00Z</dc:date>
    <meta:template xlink:href="Normal.dotm" xlink:type="simple"/>
    <meta:editing-cycles>1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7" meta:character-count="2123" meta:row-count="15" meta:non-whitespace-character-count="1810"/>
  </office:meta>
</office:document-meta>
</file>